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0972in" loext:contextual-spacing="false"/>
    </style:style>
    <style:style style:name="P2" style:family="paragraph" style:parent-style-name="Text_20_body" style:list-style-name="L2">
      <style:paragraph-properties fo:margin-top="0in" fo:margin-bottom="0.0972in" loext:contextual-spacing="false"/>
    </style:style>
    <style:style style:name="P3" style:family="paragraph" style:parent-style-name="Text_20_body">
      <style:paragraph-properties fo:margin-top="0in" fo:margin-bottom="0.0972in" loext:contextual-spacing="false" fo:text-align="center" style:justify-single-word="false"/>
    </style:style>
    <style:style style:name="P4" style:family="paragraph" style:parent-style-name="Text_20_body">
      <style:paragraph-properties fo:margin-top="0in" fo:margin-bottom="0.0972in" loext:contextual-spacing="false"/>
      <style:text-properties officeooo:rsid="0012a1ed" officeooo:paragraph-rsid="0012a1ed"/>
    </style:style>
    <style:style style:name="P5" style:family="paragraph" style:parent-style-name="Text_20_body" style:list-style-name="L1">
      <style:paragraph-properties fo:margin-top="0in" fo:margin-bottom="0.0972in" loext:contextual-spacing="false"/>
      <style:text-properties officeooo:rsid="0012a1ed" officeooo:paragraph-rsid="0012a1ed"/>
    </style:style>
    <style:style style:name="P6" style:family="paragraph" style:parent-style-name="Text_20_body" style:list-style-name="L3">
      <style:paragraph-properties fo:margin-left="0in" fo:margin-right="0in" fo:margin-top="0in" fo:margin-bottom="0.0972in" loext:contextual-spacing="false" fo:text-indent="0in" style:auto-text-indent="false"/>
    </style:style>
    <style:style style:name="P7" style:family="paragraph" style:parent-style-name="Text_20_body" style:list-style-name="L3">
      <style:paragraph-properties fo:margin-left="0in" fo:margin-right="0in" fo:margin-top="0in" fo:margin-bottom="0.0972in" loext:contextual-spacing="false" fo:text-indent="0in" style:auto-text-indent="false"/>
      <style:text-properties officeooo:rsid="001366a7" officeooo:paragraph-rsid="001366a7"/>
    </style:style>
    <style:style style:name="T1" style:family="text">
      <style:text-properties fo:font-style="italic"/>
    </style:style>
    <style:style style:name="T2" style:family="text">
      <style:text-properties fo:language="en" fo:country="US" fo:font-style="italic"/>
    </style:style>
    <style:style style:name="T3" style:family="text">
      <style:text-properties officeooo:rsid="0012a1ed"/>
    </style:style>
    <style:style style:name="T4" style:family="text">
      <style:text-properties officeooo:rsid="001366a7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Định <text:span text:style-name="T3">nghĩa hoàn thành</text:span></text:p>
      <text:p text:style-name="P1"/>
      <text:p text:style-name="P4">Công việc: Báo cáo sản phẩm app Youtube</text:p>
      <text:p text:style-name="P1">a. Đặc tính sản phẩm phải có. </text:p>
      <text:list xml:id="list1324716120" text:style-name="L1">
        <text:list-item>
          <text:p text:style-name="P5">Tính năng quảng cáo trong sản phẩm</text:p>
        </text:list-item>
        <text:list-item>
          <text:p text:style-name="P5">Tính năng like và subcribe</text:p>
        </text:list-item>
      </text:list>
      <text:p text:style-name="P1">b. Các quy định. </text:p>
      <text:list xml:id="list208739327" text:style-name="L2">
        <text:list-item>
          <text:p text:style-name="P2">Đã <text:span text:style-name="T4">tuân thủ các chính sách của nhà nước</text:span></text:p>
        </text:list-item>
      </text:list>
      <text:p text:style-name="P1">c. Những việc cần làm. </text:p>
      <text:list xml:id="list1508519154" text:style-name="L3">
        <text:list-item>
          <text:p text:style-name="P6">Đã <text:span text:style-name="T4">fix tất cả các bug</text:span></text:p>
        </text:list-item>
        <text:list-item>
          <text:p text:style-name="P7">Các lỗi định dạng và sửa các lỗi chính tả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2T20:12:32.469004017</meta:creation-date>
    <dc:date>2020-04-22T20:34:19.005939668</dc:date>
    <meta:editing-duration>PT1M36S</meta:editing-duration>
    <meta:editing-cycles>1</meta:editing-cycles>
    <meta:document-statistic meta:table-count="0" meta:image-count="0" meta:object-count="0" meta:page-count="1" meta:paragraph-count="10" meta:word-count="70" meta:character-count="296" meta:non-whitespace-character-count="238"/>
    <meta:generator>LibreOffice/6.0.7.3$Linux_X86_64 LibreOffice_project/00m0$Build-3</meta:generator>
  </office:meta>
</office:document-meta>
</file>